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5cm" svg:height="1.5cm" svg:x="14.5cm" svg:y="4cm">
          <text:p text:style-name="P1">17 Fachschafte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cm" svg:height="1.5cm" svg:x="2cm" svg:y="4cm">
          <text:p text:style-name="P1">Studierendenschaft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svg:x="0.5cm" svg:y="0.5cm">
          <text:p text:style-name="P1">4 studentische</text:p>
          <text:p text:style-name="P1">Senatore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7cm" svg:height="1.5cm" svg:x="7cm" svg:y="0.5cm">
          <text:p text:style-name="P1">Studentische</text:p>
          <text:p text:style-name="P1">Fakultätsratsmitglie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cm" svg:height="1.5cm" svg:x="14.5cm" svg:y="0.5cm">
          <text:p text:style-name="P1">Sturamitglied(er)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1.5cm" svg:x="20.5cm" svg:y="0.5cm">
          <text:p text:style-name="P1">Fachschaftsra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cm" svg:y1="4.75cm" svg:x2="14.5cm" svg:y2="4.75cm" draw:start-shape="id1" draw:start-glue-point="1" draw:end-shape="id2" draw:end-glue-point="3" svg:d="m8000 4750h6500">
          <text:p text:style-name="P1">gliedert sich in</text:p>
          <text:p text:style-name="P1"/>
        </draw:connector>
        <draw:connector draw:style-name="gr2" draw:text-style-name="P1" draw:layer="layout" draw:type="line" svg:x1="5cm" svg:y1="4cm" svg:x2="3cm" svg:y2="2cm" draw:start-shape="id1" draw:start-glue-point="0" draw:end-shape="id3" draw:end-glue-point="2" svg:d="m5000 4000-2000-2000">
          <text:p text:style-name="P1"><text:s text:c="13"/>wählt</text:p>
        </draw:connector>
        <draw:connector draw:style-name="gr2" draw:text-style-name="P1" draw:layer="layout" draw:type="line" svg:x1="17cm" svg:y1="4cm" svg:x2="10.5cm" svg:y2="2cm" draw:start-shape="id2" draw:start-glue-point="0" draw:end-shape="id4" draw:end-glue-point="2" svg:d="m17000 4000-6500-2000">
          <text:p text:style-name="P1"><text:s text:c="17"/>wählt</text:p>
        </draw:connector>
        <draw:connector draw:style-name="gr2" draw:text-style-name="P1" draw:layer="layout" draw:type="line" svg:x1="17cm" svg:y1="4cm" svg:x2="17cm" svg:y2="2cm" draw:start-shape="id2" draw:start-glue-point="0" draw:end-shape="id5" draw:end-glue-point="2" svg:d="m17000 4000v-2000">
          <text:p text:style-name="P1"><text:s text:c="9"/>wählt</text:p>
        </draw:connector>
        <draw:connector draw:style-name="gr2" draw:text-style-name="P1" draw:layer="layout" draw:type="line" svg:x1="17cm" svg:y1="4cm" svg:x2="23cm" svg:y2="2cm" draw:start-shape="id2" draw:start-glue-point="0" draw:end-shape="id6" draw:end-glue-point="2" svg:d="m17000 4000 6000-2000">
          <text:p text:style-name="P1"><text:s text:c="17"/>wähl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achschaftsrat </meta:initial-creator>
    <meta:creation-date>2012-08-21T14:28:33</meta:creation-date>
    <dc:date>2012-08-21T14:35:18</dc:date>
    <dc:creator>Fachschaftsrat </dc:creator>
    <meta:editing-duration>PT00H06M49S</meta:editing-duration>
    <meta:editing-cycles>1</meta:editing-cycles>
    <meta:document-statistic meta:object-count="11"/>
    <meta:generator>OpenOffice.org/3.2$Unix OpenOffice.org_project/320m19$Build-9505</meta:generator>
  </office:meta>
</office:document-meta>
</file>